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4a8" officeooo:paragraph-rsid="000664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 johri is greatest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0T19:47:27.924931158</meta:creation-date>
    <dc:date>2022-10-30T19:48:06.623404396</dc:date>
    <meta:editing-duration>PT39S</meta:editing-duration>
    <meta:editing-cycles>1</meta:editing-cycles>
    <meta:document-statistic meta:table-count="0" meta:image-count="0" meta:object-count="0" meta:page-count="1" meta:paragraph-count="1" meta:word-count="4" meta:character-count="22" meta:non-whitespace-character-count="18"/>
    <meta:generator>LibreOffice/7.3.6.2$Linux_X86_64 LibreOffice_project/30$Build-2</meta:generator>
  </office:meta>
</office:document-meta>
</file>